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120">
      <style:table-cell-properties fo:background-color="#99ff66" fo:border="none"/>
    </style:style>
    <style:style style:name="ce10" style:family="table-cell" style:parent-style-name="Default" style:data-style-name="N120">
      <style:table-cell-properties fo:background-color="#ffff99" fo:border="none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0">
      <style:table-cell-properties fo:background-color="#99ff66"/>
    </style:style>
    <style:style style:name="ce13" style:family="table-cell" style:parent-style-name="Default" style:data-style-name="N120">
      <style:table-cell-properties fo:background-color="#ffff99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120">
      <style:table-cell-properties fo:border-bottom="none" fo:background-color="#ffff99" fo:border-left="none" fo:border-right="0.06pt solid #000000" fo:border-top="none"/>
    </style:style>
    <style:style style:name="ce17" style:family="table-cell" style:parent-style-name="Default" style:data-style-name="N120">
      <style:table-cell-properties fo:border-bottom="none" fo:background-color="#99ff66" fo:border-left="none" fo:border-right="0.06pt solid #000000" fo:border-top="none"/>
    </style:style>
    <style:style style:name="ce18" style:family="table-cell" style:parent-style-name="Default">
      <style:table-cell-properties fo:background-color="#00cc00"/>
    </style:style>
    <style:style style:name="ce19" style:family="table-cell" style:parent-style-name="Default">
      <style:table-cell-properties fo:background-color="#ff3333"/>
    </style:style>
  </office:automatic-styles>
  <office:body>
    <office:spreadsheet>
      <table:table table:name="Clean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alcon Die Casting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achine</text:p>
          </table:table-cell>
          <table:table-cell table:style-name="ce8" office:value-type="string" calcext:value-type="string">
            <text:p>Machine 1</text:p>
          </table:table-cell>
          <table:table-cell table:style-name="ce8" office:value-type="string" calcext:value-type="string">
            <text:p>Machine 2</text:p>
          </table:table-cell>
          <table:table-cell table:style-name="ce8" office:value-type="string" calcext:value-type="string">
            <text:p>Machine 3</text:p>
          </table:table-cell>
          <table:table-cell table:style-name="ce15" office:value-type="string" calcext:value-type="string">
            <text:p>Machine 4</text:p>
          </table:table-cell>
          <table:table-cell table:style-name="ce15" office:value-type="string" calcext:value-type="string">
            <text:p>Machine 5</text:p>
          </table:table-cell>
        </table:table-row>
        <table:table-row table:style-name="ro1">
          <table:table-cell table:style-name="ce3" office:value-type="string" calcext:value-type="string">
            <text:p>Part 1 - Reg</text:p>
          </table:table-cell>
          <table:table-cell table:style-name="ce9" office:value-type="float" office:value="61.25" calcext:value-type="float">
            <text:p>61.250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 table:style-name="ce16" office:value-type="float" office:value="0" calcext:value-type="float">
            <text:p>0.000</text:p>
          </table:table-cell>
        </table:table-row>
        <table:table-row table:style-name="ro1">
          <table:table-cell table:style-name="ce3" office:value-type="string" calcext:value-type="string">
            <text:p>Part 2 – Reg</text:p>
          </table:table-cell>
          <table:table-cell table:style-name="ce10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42" calcext:value-type="float">
            <text:p>42.000</text:p>
          </table:table-cell>
          <table:table-cell table:style-name="ce17" office:value-type="float" office:value="24" calcext:value-type="float">
            <text:p>24.000</text:p>
          </table:table-cell>
          <table:table-cell table:style-name="ce16" office:value-type="float" office:value="0" calcext:value-type="float">
            <text:p>0.000</text:p>
          </table:table-cell>
        </table:table-row>
        <table:table-row table:style-name="ro1">
          <table:table-cell table:style-name="ce3" office:value-type="string" calcext:value-type="string">
            <text:p>Part 3 – Reg</text:p>
          </table:table-cell>
          <table:table-cell table:style-name="ce10" office:value-type="float" office:value="0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7" office:value-type="float" office:value="56" calcext:value-type="float">
            <text:p>56.000</text:p>
          </table:table-cell>
          <table:table-cell table:style-name="ce16" office:value-type="float" office:value="0" calcext:value-type="float">
            <text:p>0.000</text:p>
          </table:table-cell>
        </table:table-row>
        <table:table-row table:style-name="ro1">
          <table:table-cell table:style-name="ce3" office:value-type="string" calcext:value-type="string">
            <text:p>Part 4 – Reg</text:p>
          </table:table-cell>
          <table:table-cell table:style-name="ce9" office:value-type="float" office:value="5.86666666666666" calcext:value-type="float">
            <text:p>5.867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6" office:value-type="float" office:value="0" calcext:value-type="float">
            <text:p>0.000</text:p>
          </table:table-cell>
          <table:table-cell table:style-name="ce17" office:value-type="float" office:value="40.8" calcext:value-type="float">
            <text:p>40.800</text:p>
          </table:table-cell>
        </table:table-row>
        <table:table-row table:style-name="ro1">
          <table:table-cell table:style-name="ce3" office:value-type="string" calcext:value-type="string">
            <text:p>Part 5 – Reg</text:p>
          </table:table-cell>
          <table:table-cell table:style-name="ce10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6" office:value-type="float" office:value="0" calcext:value-type="float">
            <text:p>0.000</text:p>
          </table:table-cell>
          <table:table-cell table:style-name="ce17" office:value-type="float" office:value="39.2" calcext:value-type="float">
            <text:p>39.200</text:p>
          </table:table-cell>
        </table:table-row>
        <table:table-row table:style-name="ro1">
          <table:table-cell table:style-name="ce3" office:value-type="string" calcext:value-type="string">
            <text:p>Part 1 - OT</text:p>
          </table:table-cell>
          <table:table-cell table:style-name="ce9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 table:style-name="ce16" office:value-type="float" office:value="0" calcext:value-type="float">
            <text:p>0.000</text:p>
          </table:table-cell>
        </table:table-row>
        <table:table-row table:style-name="ro1">
          <table:table-cell table:style-name="ce3" office:value-type="string" calcext:value-type="string">
            <text:p>Part 2 – OT</text:p>
          </table:table-cell>
          <table:table-cell table:style-name="ce10" office:value-type="float" office:value="0" calcext:value-type="float">
            <text:p>0.000</text:p>
          </table:table-cell>
          <table:table-cell table:number-columns-repeated="2"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.000</text:p>
          </table:table-cell>
          <table:table-cell table:style-name="ce16" office:value-type="float" office:value="0" calcext:value-type="float">
            <text:p>0.000</text:p>
          </table:table-cell>
        </table:table-row>
        <table:table-row table:style-name="ro1">
          <table:table-cell table:style-name="ce3" office:value-type="string" calcext:value-type="string">
            <text:p>Part 3 – OT</text:p>
          </table:table-cell>
          <table:table-cell table:style-name="ce10" office:value-type="float" office:value="0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.000</text:p>
          </table:table-cell>
          <table:table-cell table:style-name="ce16" office:value-type="float" office:value="0" calcext:value-type="float">
            <text:p>0.000</text:p>
          </table:table-cell>
        </table:table-row>
        <table:table-row table:style-name="ro1">
          <table:table-cell table:style-name="ce3" office:value-type="string" calcext:value-type="string">
            <text:p>Part 4 – OT</text:p>
          </table:table-cell>
          <table:table-cell table:style-name="ce9" office:value-type="float" office:value="0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6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.000</text:p>
          </table:table-cell>
        </table:table-row>
        <table:table-row table:style-name="ro1">
          <table:table-cell table:style-name="ce3" office:value-type="string" calcext:value-type="string">
            <text:p>Part 5 – OT</text:p>
          </table:table-cell>
          <table:table-cell table:style-name="ce10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6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.0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bjective</text:p>
          </table:table-cell>
          <table:table-cell table:number-columns-repeated="5"/>
        </table:table-row>
        <table:table-row table:style-name="ro1">
          <table:table-cell table:style-name="ce4" table:formula="of:=SUM([.B11:.F15])" office:value-type="float" office:value="0" calcext:value-type="float">
            <text:p>0</text:p>
          </table:table-cell>
          <table:table-cell office:value-type="string" calcext:value-type="string">
            <text:p>Minimize the total number of overtime machine-hours use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Weekly Demand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Weekly Demand</text:p>
          </table:table-cell>
          <table:table-cell table:number-columns-repeated="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Production Abilities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chine 1</text:p>
          </table:table-cell>
          <table:table-cell table:style-name="ce6" office:value-type="string" calcext:value-type="string">
            <text:p>Machine 2</text:p>
          </table:table-cell>
          <table:table-cell table:style-name="ce6" office:value-type="string" calcext:value-type="string">
            <text:p>Machine 3</text:p>
          </table:table-cell>
          <table:table-cell table:style-name="ce6" office:value-type="string" calcext:value-type="string">
            <text:p>Machine 4</text:p>
          </table:table-cell>
          <table:table-cell table:style-name="ce6" office:value-type="string" calcext:value-type="string">
            <text:p>Machine 5</text:p>
          </table:table-cell>
        </table:table-row>
        <table:table-row table:style-name="ro1">
          <table:table-cell table:style-name="ce6" office:value-type="string" calcext:value-type="string">
            <text:p>Part 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3"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art 2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art 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art 4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7" office:value-type="float" office:value="60" calcext:value-type="float">
            <text:p>60</text:p>
          </table:table-cell>
        </table:table-row>
        <table:table-row table:style-name="ro1">
          <table:table-cell table:style-name="ce6" office:value-type="string" calcext:value-type="string">
            <text:p>Part 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office:value-type="string" calcext:value-type="string">
            <text:p>Constrai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Overtime-1</text:p>
          </table:table-cell>
          <table:table-cell table:formula="of:=SUM([.B6:.B10])" office:value-type="float" office:value="67.1166666666667" calcext:value-type="float">
            <text:p>67.1166666667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time Hours-1</text:p>
          </table:table-cell>
          <table:table-cell table:formula="of:=SUM([.B11:.B1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Overtime-2</text:p>
          </table:table-cell>
          <table:table-cell table:formula="of:=SUM([.C6:.C10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time Hours-2</text:p>
          </table:table-cell>
          <table:table-cell table:formula="of:=SUM([.C11:.C1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Overtime-3</text:p>
          </table:table-cell>
          <table:table-cell table:formula="of:=SUM([.D6:.D10])" office:value-type="float" office:value="42" calcext:value-type="float">
            <text:p>42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time Hours-3</text:p>
          </table:table-cell>
          <table:table-cell table:formula="of:=SUM([.D11:.D1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Overtime-4</text:p>
          </table:table-cell>
          <table:table-cell table:formula="of:=SUM([.E6:.E10])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time Hours-4</text:p>
          </table:table-cell>
          <table:table-cell table:formula="of:=SUM([.E11:.E1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Overtime-5</text:p>
          </table:table-cell>
          <table:table-cell table:formula="of:=SUM([.F6:.F10])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time Hours-5</text:p>
          </table:table-cell>
          <table:table-cell table:formula="of:=SUM([.F11:.F1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 Demand – 1</text:p>
          </table:table-cell>
          <table:table-cell table:formula="of:=SUMPRODUCT([.B6:.F6];[.B31:.F31])+SUMPRODUCT([.B11:.F11];[.B31:.F31])" office:value-type="float" office:value="2450" calcext:value-type="float">
            <text:p>2450</text:p>
          </table:table-cell>
          <table:table-cell table:style-name="ce14" office:value-type="string" calcext:value-type="string">
            <text:p>&gt;=</text:p>
          </table:table-cell>
          <table:table-cell table:formula="of:=[.B23]" office:value-type="float" office:value="2450" calcext:value-type="float">
            <text:p>2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 Demand – 2</text:p>
          </table:table-cell>
          <table:table-cell table:formula="of:=SUMPRODUCT([.B7:.F7];[.B32:.F32])+SUMPRODUCT([.B12:.F12];[.B32:.F32])" office:value-type="float" office:value="2100" calcext:value-type="float">
            <text:p>2100</text:p>
          </table:table-cell>
          <table:table-cell table:style-name="ce14" office:value-type="string" calcext:value-type="string">
            <text:p>&gt;=</text:p>
          </table:table-cell>
          <table:table-cell table:formula="of:=[.B24]" office:value-type="float" office:value="2100" calcext:value-type="float">
            <text:p>2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 Demand – 3</text:p>
          </table:table-cell>
          <table:table-cell table:formula="of:=SUMPRODUCT([.B8:.F8];[.B33:.F33])+SUMPRODUCT([.B13:.F13];[.B33:.F33])" office:value-type="float" office:value="2800" calcext:value-type="float">
            <text:p>2800</text:p>
          </table:table-cell>
          <table:table-cell table:style-name="ce14" office:value-type="string" calcext:value-type="string">
            <text:p>&gt;=</text:p>
          </table:table-cell>
          <table:table-cell table:formula="of:=[.B25]" office:value-type="float" office:value="2800" calcext:value-type="float">
            <text:p>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 Demand – 4</text:p>
          </table:table-cell>
          <table:table-cell table:formula="of:=SUMPRODUCT([.B9:.F9];[.B34:.F34])+SUMPRODUCT([.B14:.F14];[.B34:.F34])" office:value-type="float" office:value="2800" calcext:value-type="float">
            <text:p>2800</text:p>
          </table:table-cell>
          <table:table-cell table:style-name="ce14" office:value-type="string" calcext:value-type="string">
            <text:p>&gt;=</text:p>
          </table:table-cell>
          <table:table-cell table:formula="of:=[.B26]" office:value-type="float" office:value="2800" calcext:value-type="float">
            <text:p>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 Demand – 5</text:p>
          </table:table-cell>
          <table:table-cell table:formula="of:=SUMPRODUCT([.B10:.F10];[.B35:.F35])+SUMPRODUCT([.B15:.F15];[.B35:.F35])" office:value-type="float" office:value="1960" calcext:value-type="float">
            <text:p>1960</text:p>
          </table:table-cell>
          <table:table-cell table:style-name="ce14" office:value-type="string" calcext:value-type="string">
            <text:p>&gt;=</text:p>
          </table:table-cell>
          <table:table-cell table:formula="of:=[.B27]" office:value-type="float" office:value="1960" calcext:value-type="float">
            <text:p>1960</text:p>
          </table:table-cell>
          <table:table-cell table:number-columns-repeated="2"/>
        </table:table-row>
      </table:table>
      <table:table table:name="Tester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alcon Die Casting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Decision Variable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chine</text:p>
          </table:table-cell>
          <table:table-cell table:style-name="ce8" office:value-type="string" calcext:value-type="string">
            <text:p>Machine 1</text:p>
          </table:table-cell>
          <table:table-cell table:style-name="ce8" office:value-type="string" calcext:value-type="string">
            <text:p>Machine 2</text:p>
          </table:table-cell>
          <table:table-cell table:style-name="ce8" office:value-type="string" calcext:value-type="string">
            <text:p>Machine 3</text:p>
          </table:table-cell>
          <table:table-cell table:style-name="ce15" office:value-type="string" calcext:value-type="string">
            <text:p>Machine 4</text:p>
          </table:table-cell>
          <table:table-cell table:style-name="ce15" office:value-type="string" calcext:value-type="string">
            <text:p>Machine 5</text:p>
          </table:table-cell>
          <table:table-cell/>
        </table:table-row>
        <table:table-row table:style-name="ro1">
          <table:table-cell table:style-name="ce3" office:value-type="string" calcext:value-type="string">
            <text:p>Part 1 - Reg</text:p>
          </table:table-cell>
          <table:table-cell table:style-name="ce9" office:value-type="float" office:value="32.0833333333333" calcext:value-type="float">
            <text:p>32.083</text:p>
          </table:table-cell>
          <table:table-cell table:style-name="ce12" office:value-type="float" office:value="80" calcext:value-type="float">
            <text:p>8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 table:style-name="ce16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ce3" office:value-type="string" calcext:value-type="string">
            <text:p>Part 2 – Reg</text:p>
          </table:table-cell>
          <table:table-cell table:style-name="ce10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77.4949494949495" calcext:value-type="float">
            <text:p>77.495</text:p>
          </table:table-cell>
          <table:table-cell table:style-name="ce17" office:value-type="float" office:value="42.6666666666667" calcext:value-type="float">
            <text:p>42.667</text:p>
          </table:table-cell>
          <table:table-cell table:style-name="ce16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ce3" office:value-type="string" calcext:value-type="string">
            <text:p>Part 3 – Reg</text:p>
          </table:table-cell>
          <table:table-cell table:style-name="ce10" office:value-type="float" office:value="0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7" office:value-type="float" office:value="37.3333333333333" calcext:value-type="float">
            <text:p>37.333</text:p>
          </table:table-cell>
          <table:table-cell table:style-name="ce16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ce3" office:value-type="string" calcext:value-type="string">
            <text:p>Part 4 – Reg</text:p>
          </table:table-cell>
          <table:table-cell table:style-name="ce9" office:value-type="float" office:value="47.9166666666667" calcext:value-type="float">
            <text:p>47.917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6" office:value-type="float" office:value="0" calcext:value-type="float">
            <text:p>0.000</text:p>
          </table:table-cell>
          <table:table-cell table:style-name="ce17" office:value-type="float" office:value="16.9212121212121" calcext:value-type="float">
            <text:p>16.921</text:p>
          </table:table-cell>
          <table:table-cell/>
        </table:table-row>
        <table:table-row table:style-name="ro1">
          <table:table-cell table:style-name="ce3" office:value-type="string" calcext:value-type="string">
            <text:p>Part 5 – Reg</text:p>
          </table:table-cell>
          <table:table-cell table:style-name="ce10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2" office:value-type="float" office:value="2.5050505050505" calcext:value-type="float">
            <text:p>2.505</text:p>
          </table:table-cell>
          <table:table-cell table:style-name="ce16" office:value-type="float" office:value="0" calcext:value-type="float">
            <text:p>0.000</text:p>
          </table:table-cell>
          <table:table-cell table:style-name="ce17" office:value-type="float" office:value="63.0787878787879" calcext:value-type="float">
            <text:p>63.079</text:p>
          </table:table-cell>
          <table:table-cell/>
        </table:table-row>
        <table:table-row table:style-name="ro1">
          <table:table-cell table:style-name="ce3" office:value-type="string" calcext:value-type="string">
            <text:p>Part 1 - OT</text:p>
          </table:table-cell>
          <table:table-cell table:style-name="ce9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 table:style-name="ce16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ce3" office:value-type="string" calcext:value-type="string">
            <text:p>Part 2 – OT</text:p>
          </table:table-cell>
          <table:table-cell table:style-name="ce10" office:value-type="float" office:value="0" calcext:value-type="float">
            <text:p>0.000</text:p>
          </table:table-cell>
          <table:table-cell table:number-columns-repeated="2" table:style-name="ce12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.000</text:p>
          </table:table-cell>
          <table:table-cell table:style-name="ce16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ce3" office:value-type="string" calcext:value-type="string">
            <text:p>Part 3 – OT</text:p>
          </table:table-cell>
          <table:table-cell table:style-name="ce10" office:value-type="float" office:value="0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7" office:value-type="float" office:value="40" calcext:value-type="float">
            <text:p>40.000</text:p>
          </table:table-cell>
          <table:table-cell table:style-name="ce16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ce3" office:value-type="string" calcext:value-type="string">
            <text:p>Part 4 – OT</text:p>
          </table:table-cell>
          <table:table-cell table:style-name="ce9" office:value-type="float" office:value="0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6" office:value-type="float" office:value="0" calcext:value-type="float">
            <text:p>0.000</text:p>
          </table:table-cell>
          <table:table-cell table:style-name="ce17" office:value-type="float" office:value="6.956993006993" calcext:value-type="float">
            <text:p>6.957</text:p>
          </table:table-cell>
          <table:table-cell/>
        </table:table-row>
        <table:table-row table:style-name="ro1">
          <table:table-cell table:style-name="ce3" office:value-type="string" calcext:value-type="string">
            <text:p>Part 5 – OT</text:p>
          </table:table-cell>
          <table:table-cell table:style-name="ce10" office:value-type="float" office:value="0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.000</text:p>
          </table:table-cell>
          <table:table-cell table:style-name="ce16" office:value-type="float" office:value="0" calcext:value-type="float">
            <text:p>0.000</text:p>
          </table:table-cell>
          <table:table-cell table:style-name="ce17" office:value-type="float" office:value="0" calcext:value-type="float">
            <text:p>0.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Objective</text:p>
          </table:table-cell>
          <table:table-cell table:number-columns-repeated="6"/>
        </table:table-row>
        <table:table-row table:style-name="ro1">
          <table:table-cell table:style-name="ce4" table:formula="of:=SUM([.B11:.F15])" office:value-type="float" office:value="46.956993006993" calcext:value-type="float">
            <text:p>46.956993007</text:p>
          </table:table-cell>
          <table:table-cell office:value-type="string" calcext:value-type="string">
            <text:p>Minimize the total number of overtime machine-hours us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Weekly Demand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Weekly Demand</text:p>
          </table:table-cell>
          <table:table-cell table:number-columns-repeated="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450" calcext:value-type="float">
            <text:p>2450</text:p>
          </table:table-cell>
          <table:table-cell table:number-columns-repeated="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2900" calcext:value-type="float">
            <text:p>2900</text:p>
          </table:table-cell>
          <table:table-cell table:number-columns-repeated="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2800" calcext:value-type="float">
            <text:p>2800</text:p>
          </table:table-cell>
          <table:table-cell table:number-columns-repeated="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960" calcext:value-type="float">
            <text:p>1960</text:p>
          </table:table-cell>
          <table:table-cell table:number-columns-repeated="5"/>
        </table:table-row>
        <table:table-row table:style-name="ro1">
          <table:table-cell table:style-name="ce7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Production Abilities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Machine 1</text:p>
          </table:table-cell>
          <table:table-cell table:style-name="ce6" office:value-type="string" calcext:value-type="string">
            <text:p>Machine 2</text:p>
          </table:table-cell>
          <table:table-cell table:style-name="ce6" office:value-type="string" calcext:value-type="string">
            <text:p>Machine 3</text:p>
          </table:table-cell>
          <table:table-cell table:style-name="ce6" office:value-type="string" calcext:value-type="string">
            <text:p>Machine 4</text:p>
          </table:table-cell>
          <table:table-cell table:style-name="ce6" office:value-type="string" calcext:value-type="string">
            <text:p>Machine 5</text:p>
          </table:table-cell>
          <table:table-cell/>
        </table:table-row>
        <table:table-row table:style-name="ro1">
          <table:table-cell table:style-name="ce6" office:value-type="string" calcext:value-type="string">
            <text:p>Part 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Part 2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Part 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Part 4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7" office:value-type="float" office:value="60" calcext:value-type="float">
            <text:p>60</text:p>
          </table:table-cell>
          <table:table-cell table:style-name="ce19"/>
        </table:table-row>
        <table:table-row table:style-name="ro1">
          <table:table-cell table:style-name="ce6" office:value-type="string" calcext:value-type="string">
            <text:p>Part 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19"/>
        </table:table-row>
        <table:table-row table:style-name="ro1">
          <table:table-cell/>
          <table:table-cell table:style-name="ce18" table:number-columns-repeated="3"/>
          <table:table-cell table:style-name="ce19"/>
          <table:table-cell table:style-name="ce18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Constrai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-Overtime-1</text:p>
          </table:table-cell>
          <table:table-cell table:formula="of:=SUM([.B6:.B10])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time Hours-1</text:p>
          </table:table-cell>
          <table:table-cell table:formula="of:=SUM([.B11:.B1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Overtime-2</text:p>
          </table:table-cell>
          <table:table-cell table:formula="of:=SUM([.C6:.C10])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time Hours-2</text:p>
          </table:table-cell>
          <table:table-cell table:formula="of:=SUM([.C11:.C1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Overtime-3</text:p>
          </table:table-cell>
          <table:table-cell table:formula="of:=SUM([.D6:.D10])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time Hours-3</text:p>
          </table:table-cell>
          <table:table-cell table:formula="of:=SUM([.D11:.D15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Overtime-4</text:p>
          </table:table-cell>
          <table:table-cell table:formula="of:=SUM([.E6:.E10])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time Hours-4</text:p>
          </table:table-cell>
          <table:table-cell table:formula="of:=SUM([.E11:.E15])" office:value-type="float" office:value="40" calcext:value-type="float">
            <text:p>4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Overtime-5</text:p>
          </table:table-cell>
          <table:table-cell table:formula="of:=SUM([.F6:.F10])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time Hours-5</text:p>
          </table:table-cell>
          <table:table-cell table:formula="of:=SUM([.F11:.F15])" office:value-type="float" office:value="6.956993006993" calcext:value-type="float">
            <text:p>6.956993007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et Demand – 1</text:p>
          </table:table-cell>
          <table:table-cell table:formula="of:=(SUMPRODUCT([.B6:.F6];[.B31:.F31])+SUMPRODUCT([.B11:.F11];[.B31:.F31]))*0.6" office:value-type="float" office:value="2450" calcext:value-type="float">
            <text:p>2450</text:p>
          </table:table-cell>
          <table:table-cell table:style-name="ce14" office:value-type="string" calcext:value-type="string">
            <text:p>&gt;=</text:p>
          </table:table-cell>
          <table:table-cell table:formula="of:=[.B23]" office:value-type="float" office:value="2450" calcext:value-type="float">
            <text:p>2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et Demand – 2</text:p>
          </table:table-cell>
          <table:table-cell table:formula="of:=(SUMPRODUCT([.B7:.F7];[.B32:.F32])+SUMPRODUCT([.B12:.F12];[.B32:.F32]))*0.55" office:value-type="float" office:value="2100" calcext:value-type="float">
            <text:p>2100</text:p>
          </table:table-cell>
          <table:table-cell table:style-name="ce14" office:value-type="string" calcext:value-type="string">
            <text:p>&gt;=</text:p>
          </table:table-cell>
          <table:table-cell table:formula="of:=[.B24]"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et Demand – 3</text:p>
          </table:table-cell>
          <table:table-cell table:formula="of:=(SUMPRODUCT([.B8:.F8];[.B33:.F33])+SUMPRODUCT([.B13:.F13];[.B33:.F33]))*0.75" office:value-type="float" office:value="2900" calcext:value-type="float">
            <text:p>2900</text:p>
          </table:table-cell>
          <table:table-cell table:style-name="ce14" office:value-type="string" calcext:value-type="string">
            <text:p>&gt;=</text:p>
          </table:table-cell>
          <table:table-cell table:formula="of:=[.B25]" office:value-type="float" office:value="2900" calcext:value-type="float">
            <text:p>2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et Demand – 4</text:p>
          </table:table-cell>
          <table:table-cell table:formula="of:=(SUMPRODUCT([.B9:.F9];[.B34:.F34])+SUMPRODUCT([.B14:.F14];[.B34:.F34]))*0.65" office:value-type="float" office:value="2800" calcext:value-type="float">
            <text:p>2800</text:p>
          </table:table-cell>
          <table:table-cell table:style-name="ce14" office:value-type="string" calcext:value-type="string">
            <text:p>&gt;=</text:p>
          </table:table-cell>
          <table:table-cell table:formula="of:=[.B26]" office:value-type="float" office:value="2800" calcext:value-type="float">
            <text:p>2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et Demand – 5</text:p>
          </table:table-cell>
          <table:table-cell table:formula="of:=(SUMPRODUCT([.B10:.F10];[.B35:.F35])+SUMPRODUCT([.B15:.F15];[.B35:.F35]))*0.6" office:value-type="float" office:value="1960" calcext:value-type="float">
            <text:p>1960</text:p>
          </table:table-cell>
          <table:table-cell table:style-name="ce14" office:value-type="string" calcext:value-type="string">
            <text:p>&gt;=</text:p>
          </table:table-cell>
          <table:table-cell table:formula="of:=[.B27]" office:value-type="float" office:value="1960" calcext:value-type="float">
            <text:p>19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2:20:06.053808000</meta:creation-date>
    <dc:date>2015-05-23T15:33:09.379948000</dc:date>
    <meta:editing-duration>PT6M58S</meta:editing-duration>
    <meta:editing-cycles>1</meta:editing-cycles>
    <meta:document-statistic meta:table-count="2" meta:cell-count="362" meta:object-count="0"/>
    <meta:generator>LibreOffice/4.4.3.2$MacOSX_X86_64 LibreOffice_project/88805f81e9fe61362df02b9941de8e38a9b5fd16</meta:generator>
    <meta:user-defined meta:name=""/>
  </office:meta>
</office:document-meta>
</file>